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a5563" officeooo:paragraph-rsid="000a5563"/>
    </style:style>
    <style:style style:name="P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3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917aa" style:font-weight-asian="normal" style:font-weight-complex="normal"/>
    </style:style>
    <style:style style:name="P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cc528" style:font-weight-asian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fc0cd" officeooo:paragraph-rsid="001fc0cd" style:font-weight-asian="normal" style:font-weight-complex="normal"/>
    </style:style>
    <style:style style:name="P8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4190e" officeooo:paragraph-rsid="0024190e" style:font-weight-asian="normal" style:font-weight-complex="normal"/>
    </style:style>
    <style:style style:name="P9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1fc0cd" officeooo:paragraph-rsid="001fc0cd" style:font-weight-asian="bold" style:font-weight-complex="bold"/>
    </style:style>
    <style:style style:name="P10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960f6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960f6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cc528"/>
    </style:style>
    <style:style style:name="P1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1fc0cd" style:font-weight-asian="bold" style:font-weight-complex="bold"/>
    </style:style>
    <style:style style:name="P14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b5024" officeooo:paragraph-rsid="001b5024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c2bc6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fb584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fb584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1b5024" style:font-size-asian="12.25pt" style:font-weight-asian="bold" style:font-size-complex="14pt" style:font-weight-complex="bold"/>
    </style:style>
    <style:style style:name="P19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fo:letter-spacing="normal" fo:font-style="normal" fo:font-weight="bold" officeooo:rsid="001917aa" officeooo:paragraph-rsid="001917aa"/>
    </style:style>
    <style:style style:name="P20" style:family="paragraph" style:parent-style-name="Text_20_body">
      <style:paragraph-properties fo:text-align="justify" style:justify-single-word="false" fo:orphans="2" fo:widows="2"/>
      <style:text-properties officeooo:paragraph-rsid="00213c40"/>
    </style:style>
    <style:style style:name="P21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333333" fo:letter-spacing="normal" fo:font-style="normal" fo:font-weight="bold" officeooo:rsid="001fc0cd" officeooo:paragraph-rsid="001fc0cd"/>
    </style:style>
    <style:style style:name="P22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10.5pt" fo:background-color="transparent"/>
    </style:style>
    <style:style style:name="P23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13c40" officeooo:paragraph-rsid="00213c40" style:font-size-asian="12.25pt" style:font-weight-asian="normal" style:font-size-complex="14pt" style:font-weight-complex="normal"/>
    </style:style>
    <style:style style:name="P24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13c40" officeooo:paragraph-rsid="00213c40" style:font-size-asian="12.25pt" style:font-weight-asian="normal" style:font-size-complex="14pt" style:font-weight-complex="normal"/>
    </style:style>
    <style:style style:name="P25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 Mono" fo:font-size="10.5pt" fo:letter-spacing="normal" fo:font-style="normal" fo:font-weight="bold" officeooo:rsid="001fc0cd" officeooo:paragraph-rsid="001fc0cd" fo:background-color="transparent" style:font-weight-asian="normal" style:font-weight-complex="normal"/>
    </style:style>
    <style:style style:name="P26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10.5pt" fo:font-weight="bold" fo:background-color="transparent"/>
    </style:style>
    <style:style style:name="P2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10.5pt" fo:font-weight="bold" fo:background-color="transparent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e8ff" style:font-weight-asian="normal" style:font-weight-complex="normal"/>
    </style:style>
    <style:style style:name="T5" style:family="text">
      <style:text-properties fo:font-weight="normal" officeooo:rsid="00213c40" style:font-weight-asian="normal" style:font-weight-complex="normal"/>
    </style:style>
    <style:style style:name="T6" style:family="text">
      <style:text-properties fo:font-weight="normal" officeooo:rsid="0022ffde" style:font-weight-asian="normal" style:font-weight-complex="normal"/>
    </style:style>
    <style:style style:name="T7" style:family="text">
      <style:text-properties officeooo:rsid="001917aa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c0cd" style:font-weight-asian="bold" style:font-weight-complex="bold"/>
    </style:style>
    <style:style style:name="T11" style:family="text">
      <style:text-properties fo:font-weight="bold" officeooo:rsid="0024190e" style:font-weight-asian="bold" style:font-weight-complex="bold"/>
    </style:style>
    <style:style style:name="T12" style:family="text">
      <style:text-properties fo:font-weight="bold" officeooo:rsid="001fc0cd"/>
    </style:style>
    <style:style style:name="T13" style:family="text">
      <style:text-properties officeooo:rsid="001ba69a"/>
    </style:style>
    <style:style style:name="T14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15" style:family="text">
      <style:text-properties fo:font-variant="normal" fo:text-transform="none" fo:color="#000000" style:font-name="Liberation Serif" fo:font-size="15pt" fo:letter-spacing="normal" fo:font-style="normal" fo:font-weight="bold" officeooo:rsid="001fc0cd" style:font-size-asian="15pt" style:font-weight-asian="bold" style:font-size-complex="15pt" style:font-weight-complex="bold"/>
    </style:style>
    <style:style style:name="T16" style:family="text">
      <style:text-properties fo:font-variant="normal" fo:text-transform="none" fo:color="#000000" style:font-name="Liberation Serif" fo:font-size="15pt" fo:letter-spacing="normal" fo:font-style="normal" officeooo:rsid="0017d785" style:font-size-asian="15pt" style:font-size-complex="15pt"/>
    </style:style>
    <style:style style:name="T17" style:family="text">
      <style:text-properties fo:font-variant="normal" fo:text-transform="none" fo:color="#000000" style:font-name="Liberation Serif" fo:font-size="14pt" fo:letter-spacing="normal" fo:font-style="normal" fo:font-weight="normal" officeooo:rsid="001fc0cd" style:font-size-asian="12.25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Liberation Serif" fo:font-size="14pt" fo:letter-spacing="normal" fo:font-style="normal" fo:font-weight="normal" officeooo:rsid="001917aa" style:font-size-asian="12.25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Liberation Serif" fo:font-size="14pt" fo:letter-spacing="normal" fo:font-style="normal" fo:font-weight="normal" officeooo:rsid="00213c40" style:font-size-asian="12.25pt" style:font-weight-asian="normal" style:font-size-complex="14pt" style:font-weight-complex="normal"/>
    </style:style>
    <style:style style:name="T20" style:family="text">
      <style:text-properties officeooo:rsid="001fc0cd"/>
    </style:style>
    <style:style style:name="T21" style:family="text">
      <style:text-properties officeooo:rsid="0025db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335_587979201"/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11">Отчет по <text:span text:style-name="T2">лабораторной работе №2</text:span></text:p>
      <text:p text:style-name="P13"><text:span text:style-name="T16">«</text:span>Оценка качества поиска<text:span text:style-name="T16">»</text:span></text:p>
      <text:p text:style-name="P10">по курсу</text:p>
      <text:p text:style-name="P12"><text:span text:style-name="T14">«</text:span><text:span text:style-name="T15">Информационный поиск</text:span><text:span text:style-name="T14">»</text:span></text:p>
      <text:p text:style-name="P4"/>
      <text:p text:style-name="P4"/>
      <text:p text:style-name="P4"/>
      <text:p text:style-name="P4"/>
      <text:p text:style-name="P3">Группа: 80-10<text:span text:style-name="T7">6</text:span>М</text:p>
      <text:p text:style-name="P3">Выполнил: <text:span text:style-name="T20">Забелин М.К.</text:span></text:p>
      <text:p text:style-name="P3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bookmark-end text:name="__DdeLink__335_587979201"/><text:span text:style-name="T13">9</text:span></text:p>
      <text:p text:style-name="P5"><text:soft-page-break/><text:span text:style-name="T9">ЛР</text:span><text:span text:style-name="T11">2</text:span><text:span text:style-name="T9">: </text:span><text:span text:style-name="T10">Оценка качества поиска</text:span> </text:p>
      <text:p text:style-name="P6">Необходимо оценить качество своего поиска и сравнить их с двумя альтернативами (для Википедии можно собственный поиск по Википедии, поиск Google или Яндекса с ограничением по сайту Википедии). Как минимум, нужно измерить P, DCG, NDCG и ERR уровней @1, @3 и @5, приветствуется использование дополнительных метрик качества. Для оценки качества необходимо придумать 30 запросов, отражающих интересы пользователей или, если есть доступ к настоящим запросам пользователей, то выбрать репрезентативную подборку.</text:p>
      <text:p text:style-name="P9">Примеры запросов по тематике «Мобильная техника»:</text:p>
      <text:p text:style-name="P25">htc огонек</text:p>
      <text:p text:style-name="P26">Оболочка интерфейса</text:p>
      <text:p text:style-name="P26">Спинка устройства</text:p>
      <text:p text:style-name="P26">Время автономной работы</text:p>
      <text:p text:style-name="P26">Троттлинг</text:p>
      <text:p text:style-name="P26">Батарея</text:p>
      <text:p text:style-name="P26">Фронтальная камера</text:p>
      <text:p text:style-name="P26">Беспроводные наушники</text:p>
      <text:p text:style-name="P22"><text:span text:style-name="T8">Андрои</text:span><text:span text:style-name="T12">д</text:span></text:p>
      <text:p text:style-name="P26">Разъем 3.5 мм</text:p>
      <text:p text:style-name="P26">Зарядка аккумулятора</text:p>
      <text:p text:style-name="P26">QWERTY-клавиатура</text:p>
      <text:p text:style-name="P26">Громкость динамиков</text:p>
      <text:p text:style-name="P26">Модуль LTE</text:p>
      <text:p text:style-name="P26">Чипсеты Qualcomm</text:p>
      <text:p text:style-name="P26">Система на чипе</text:p>
      <text:p text:style-name="P22"><text:span text:style-name="T8">OG</text:span><text:span text:style-name="T12">S</text:span></text:p>
      <text:p text:style-name="P26">Карта памяти</text:p>
      <text:p text:style-name="P26">Nano sim</text:p>
      <text:p text:style-name="P26">Оперативная память</text:p>
      <text:p text:style-name="P26">Индикатор уведомлений</text:p>
      <text:p text:style-name="P26">Подсветка экрана</text:p>
      <text:p text:style-name="P26">Multitouch</text:p>
      <text:p text:style-name="P26">Java-приложения</text:p>
      <text:p text:style-name="P26">Amoled экран</text:p>
      <text:p text:style-name="P26">SMS-сообщения</text:p>
      <text:p text:style-name="P26">Шумоподавление</text:p>
      <text:p text:style-name="P26">Apple</text:p>
      <text:p text:style-name="P26">Емкость батареи</text:p>
      <text:p text:style-name="P27">внешний аккумулятор</text:p>
      <text:p text:style-name="P7">Яндекс немного чаще, чем Google, выдает статьи, где слова из запроса содержатся в некотором контексте, но не являются основными в статье. Например, я хочу найти что такое «время автономной работы», а получаю рейтинг устройств по времени автномной работы. Но в целом результаты очень и очень похожи.</text:p>
      <text:p text:style-name="P8"><text:soft-page-break/>Также оба поисковика не справились с запросом «<text:span text:style-name="T21">батарея</text:span>», <text:span text:style-name="T21">показав <text:s/>часть результатов про батарею в смысле тактического подразделения артиллерии, а не <text:s text:c="2"/>из области электротехники. После кучи запросов, касающихся мобильной техник, я ожидал увидеть статьи, где это слово бы было именно во втором контексте. Следовательно, поисковики не учитывают предыдущую тематику запросов при новой поисковой выдаче. </text:span></text:p>
      <text:p text:style-name="P21"/>
      <text:p text:style-name="P19"/>
      <text:p text:style-name="P20"><text:span text:style-name="T17">Результаты метрик </text:span><text:span text:style-name="T18">P, DCG, NDCG и ERR уровней @1, @3 и @5</text:span><text:span text:style-name="T17"> можно для поисковиков Яндекс и Google можно увидеть соответственно</text:span></text:p>
      <text:p text:style-name="P20"><text:a xlink:type="simple" xlink:href="https://github.com/Mikhail-Z/MAI/blob/master/sem10/Informational%20Search/is2/out_yandex_queries_scores.csv"><text:span text:style-name="T19">https://github.com/Mikhail-Z/MAI/blob/master/sem10/Informational%20Search/is2/out_yandex_queries_scores.csv</text:span></text:a></text:p>
      <text:p text:style-name="P20"><text:a xlink:type="simple" xlink:href="https://github.com/Mikhail-Z/MAI/blob/master/sem10/Informational%20Search/is2/out_google_queries_scores.csv"><text:span text:style-name="T19">https://github.com/Mikhail-Z/MAI/blob/master/sem10/Informational%20Search/is2/out_google_queries_scores.csv</text:span></text:a></text:p>
      <text:p text:style-name="P20"/>
      <text:p text:style-name="P23">Оценки, на основании которых считались метрики:</text:p>
      <text:p text:style-name="P23">https://github.com/Mikhail-Z/MAI/blob/master/sem10/Informational%20Search/is2/yandex_queries_scores.csv</text:p>
      <text:p text:style-name="P23">https://github.com/Mikhail-Z/MAI/blob/master/sem10/Informational%20Search/is2/google_queries_scores.csv</text:p>
      <text:p text:style-name="P15"/>
      <text:p text:style-name="P16">Вывод</text:p>
      <text:p text:style-name="P17"><text:span text:style-name="T3"><text:tab/></text:span><text:span text:style-name="T5">Познакомился с различными метриками для оценки </text:span><text:span text:style-name="T6">релевантности <text:s/>результатов</text:span><text:span text:style-name="T5"> поиска</text:span><text:span text:style-name="T4">.</text:span></text:p>
      <text:p text:style-name="P18">Ссылка на Git репозиторий</text:p>
      <text:p text:style-name="P24">https://github.com/Mikhail-Z/MAI/tree/master/sem10/Informational%20Search/is2</text:p>
      <text:p text:style-name="P14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32:10.592072335</meta:creation-date>
    <dc:date>2019-05-11T10:15:14.671177891</dc:date>
    <meta:editing-duration>PT2H34M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4" meta:paragraph-count="57" meta:word-count="315" meta:character-count="2827" meta:non-whitespace-character-count="2562"/>
  </office:meta>
</office:document-meta>
</file>